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title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language="en" fo:country="US"/>
    </style:style>
    <style:style style:name="P4" style:family="paragraph">
      <style:text-properties fo:font-size="26pt" style:font-size-asian="26pt" style:font-size-complex="26pt"/>
    </style:style>
    <style:style style:name="T1" style:family="text">
      <style:text-properties fo:font-size="26pt" style:font-family-asian="'Lucida Sans Unicode'" style:font-family-generic-asian="swiss" style:font-pitch-asian="variable" style:font-size-asian="26pt" style:language-asian="zxx" style:country-asian="none" style:font-size-complex="26pt"/>
    </style:style>
    <style:style style:name="T2" style:family="text">
      <style:text-properties style:use-window-font-color="true" fo:font-family="'Courier New'" style:font-family-generic="modern" style:font-pitch="fixed" fo:font-size="26pt" fo:language="hu" fo:country="HU" fo:font-weight="bold" style:font-family-asian="'Lucida Sans Unicode'" style:font-family-generic-asian="swiss" style:font-pitch-asian="variable" style:font-size-asian="26pt" style:language-asian="zxx" style:country-asian="none" style:font-family-complex="'Courier New'" style:font-family-generic-complex="modern" style:font-pitch-complex="fixed" style:font-size-complex="26pt" style:font-weight-complex="bold"/>
    </style:style>
    <style:style style:name="T3" style:family="text">
      <style:text-properties style:use-window-font-color="true" fo:font-family="'Times New Roman'" style:font-family-generic="roman" style:font-pitch="variable" fo:font-size="26pt" fo:language="en" fo:country="US" style:font-family-asian="'Lucida Sans Unicode'" style:font-family-generic-asian="swiss" style:font-pitch-asian="variable" style:font-size-asian="26pt" style:language-asian="zxx" style:country-asian="none" style:font-family-complex="'Times New Roman'" style:font-family-generic-complex="roman" style:font-pitch-complex="variable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custom-shape draw:style-name="gr1" draw:text-style-name="P1" draw:layer="layout" svg:width="7.5cm" svg:height="2cm" svg:x="3cm" svg:y="5.5cm">
          <text:p text:style-name="P1">struct2query</text:p>
          <text:p text:style-name="P1">(top_level,PreSqlStruct,SQLQuery,Id)</text:p>
          <draw:enhanced-geometry svg:viewBox="0 0 21600 21600" draw:type="rectangle" draw:enhanced-path="M 0 0 L 21600 0 21600 21600 0 21600 0 0 Z N"/>
        </draw:custom-shape>
        <draw:custom-shape draw:style-name="gr1" draw:text-style-name="P1" draw:id="id1" draw:layer="layout" svg:width="7.5cm" svg:height="2cm" svg:x="3cm" svg:y="5.5cm">
          <text:p text:style-name="P1">struct2query</text:p>
          <text:p text:style-name="P1">(top_level,PreSqlStruct,SQLQuery,Id)</text:p>
          <draw:enhanced-geometry svg:viewBox="0 0 21600 21600" draw:type="rectangle" draw:enhanced-path="M 0 0 L 21600 0 21600 21600 0 21600 0 0 Z N"/>
        </draw:custom-shape>
        <draw:custom-shape draw:style-name="gr1" draw:text-style-name="P1" draw:id="id2" draw:layer="layout" svg:width="7.5cm" svg:height="2cm" svg:x="3cm" svg:y="11cm">
          <text:p text:style-name="P1">struct2query</text:p>
          <text:p text:style-name="P1">(union_body,PreSqlStruct,</text:p>
          <text:p text:style-name="P1">SQLQuery,Id)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draw:id="id5" draw:layer="layout" svg:width="8cm" svg:height="2cm" svg:x="13cm" svg:y="11cm">
          <text:p text:style-name="P1">struct2query</text:p>
          <text:p text:style-name="P1">(lambda_body,PreSqlStruct,</text:p>
          <text:p text:style-name="P1">SQLQuery,Id)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6.75cm" svg:y1="7.5cm" svg:x2="6.75cm" svg:y2="11cm" draw:start-shape="id1" draw:start-glue-point="2" draw:end-shape="id2" draw:end-glue-point="0" svg:d="m6750 7500v3500">
          <text:p/>
        </draw:connector>
        <draw:custom-shape draw:style-name="gr1" draw:text-style-name="P1" draw:id="id4" draw:layer="layout" svg:width="7.5cm" svg:height="2cm" svg:x="-5cm" svg:y="11cm">
          <text:p text:style-name="P1">struct2query</text:p>
          <text:p text:style-name="P1">(mem_top,PreSqlStruct,</text:p>
          <text:p text:style-name="P1">SQLQuery,Id)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id="id3" draw:layer="layout" svg:width="7.5cm" svg:height="2cm" svg:x="3cm" svg:y="5.5cm">
          <text:p text:style-name="P1">struct2query</text:p>
          <text:p text:style-name="P1">(top_level,PreSqlStruct,SQLQuery,Id)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draw:line-skew="-0.375cm" svg:x1="6.75cm" svg:y1="7.5cm" svg:x2="-1.25cm" svg:y2="11cm" draw:start-shape="id3" draw:start-glue-point="2" draw:end-shape="id4" draw:end-glue-point="0" svg:d="m6750 7500c0 2062-8000 313-8000 3500">
          <text:p/>
        </draw:connector>
        <draw:connector draw:style-name="gr2" draw:text-style-name="P1" draw:layer="layout" draw:type="curve" svg:x1="6.75cm" svg:y1="7.5cm" svg:x2="17cm" svg:y2="11cm" draw:start-shape="id3" draw:start-glue-point="2" draw:end-shape="id5" draw:end-glue-point="0" svg:d="m6750 7500c0 2625 10250 875 10250 3500">
          <text:p/>
        </draw:connector>
        <draw:custom-shape draw:style-name="gr1" draw:text-style-name="P1" draw:id="id6" draw:layer="layout" svg:width="8cm" svg:height="2cm" svg:x="-5cm" svg:y="15.5cm">
          <text:p text:style-name="P1">struct2query</text:p>
          <text:p text:style-name="P1">(mem_top,PreSqlStruct,</text:p>
          <text:p text:style-name="P1">SQLQuery,Id)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-1.25cm" svg:y1="13cm" svg:x2="-1cm" svg:y2="15.5cm" draw:start-shape="id4" draw:start-glue-point="2" draw:end-shape="id6" draw:end-glue-point="0" svg:d="m-1250 13000c0 1875 250 625 250 2500">
          <text:p/>
        </draw:connector>
        <draw:custom-shape draw:style-name="gr1" draw:text-style-name="P1" draw:id="id7" draw:layer="layout" svg:width="7.5cm" svg:height="2cm" svg:x="4cm" svg:y="15.5cm">
          <text:p text:style-name="P1">struct2query</text:p>
          <text:p text:style-name="P1">(mem_list_concept,[H|T],</text:p>
          <text:p text:style-name="P1">SQLQuery,Id)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-1.25cm" svg:y1="13cm" svg:x2="7.75cm" svg:y2="15.5cm" draw:start-shape="id4" draw:start-glue-point="2" draw:end-shape="id7" draw:end-glue-point="0" svg:d="m-1250 13000c0 1875 9000 625 9000 2500">
          <text:p/>
        </draw:connector>
        <draw:custom-shape draw:style-name="gr1" draw:text-style-name="P1" draw:id="id8" draw:layer="layout" svg:width="8cm" svg:height="2cm" svg:x="-14cm" svg:y="15.5cm">
          <text:p text:style-name="P1">struct2query</text:p>
          <text:p text:style-name="P1">(mem_list_role,[HX-HY|T],</text:p>
          <text:p text:style-name="P1">SQLQuery,Id)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-1.25cm" svg:y1="13cm" svg:x2="-10cm" svg:y2="15.5cm" draw:start-shape="id4" draw:start-glue-point="2" draw:end-shape="id8" draw:end-glue-point="0" svg:d="m-1250 13000c0 1875-8750 625-8750 2500">
          <text:p/>
        </draw:connector>
        <draw:custom-shape draw:style-name="gr1" draw:text-style-name="P1" draw:id="id9" draw:layer="layout" svg:width="8cm" svg:height="2cm" svg:x="13.5cm" svg:y="15.5cm">
          <text:p text:style-name="P1">collect_variables</text:p>
          <text:p text:style-name="P1">(LBody,InvertedStruct)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17cm" svg:y1="13cm" svg:x2="17.5cm" svg:y2="15.5cm" draw:start-shape="id5" draw:start-glue-point="2" draw:end-shape="id9" draw:end-glue-point="0" svg:d="m17000 13000c0 1875 500 625 500 2500">
          <text:p/>
        </draw:connector>
        <draw:custom-shape draw:style-name="gr1" draw:text-style-name="P1" draw:id="id10" draw:layer="layout" svg:width="7cm" svg:height="2.5cm" svg:x="23.5cm" svg:y="15.5cm">
          <text:p text:style-name="P1">invertedS2sql</text:p>
          <text:p text:style-name="P1">(LBody,InvertedStruct,</text:p>
          <text:p text:style-name="P1">FromTablesSQL,WhereSQL,Id)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17cm" svg:y1="13cm" svg:x2="27cm" svg:y2="15.5cm" draw:start-shape="id5" draw:start-glue-point="2" draw:end-shape="id10" draw:end-glue-point="0" svg:d="m17000 13000c0 1875 10000 625 10000 2500">
          <text:p/>
        </draw:connector>
        <draw:custom-shape draw:style-name="gr1" draw:text-style-name="P1" draw:id="id11" draw:layer="layout" svg:width="7.5cm" svg:height="3.5cm" svg:x="23cm" svg:y="20cm">
          <text:p text:style-name="P1">invertedS2sql_where_iterator</text:p>
          <text:p text:style-name="P1">([H|T],InvertedStruct,</text:p>
          <text:p text:style-name="P1">WhereSQLIn,WhereSQLOut,first=First)</text:p>
          <text:p text:style-name="P1"/>
          <text:p text:style-name="P2">A fejrészekben előforduló változókon </text:p>
          <text:p text:style-name="P2">iterál (vagyis az InvertedStruct</text:p>
          <text:p text:style-name="P2">kulcsain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12" draw:layer="layout" svg:width="8cm" svg:height="3.5cm" svg:x="22.5cm" svg:y="25.5cm">
          <text:p text:style-name="P1">invertedS2sql_where_iterator_iterator</text:p>
          <text:p text:style-name="P1">(TIDS,CondPartSQL,first=First)</text:p>
          <text:p text:style-name="P1"/>
          <text:p text:style-name="P2">Egy változó különböző előfordulásain</text:p>
          <text:p text:style-name="P2">iterál (vagyis az InvertedStruct</text:p>
          <text:p text:style-name="P2">egy kulcsához tartozó listán)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27cm" svg:y1="18cm" svg:x2="26.75cm" svg:y2="20cm" draw:start-shape="id10" draw:start-glue-point="2" draw:end-shape="id11" draw:end-glue-point="0" svg:d="m27000 18000c0 1500-250 500-250 2000">
          <text:p/>
        </draw:connector>
        <draw:connector draw:style-name="gr2" draw:text-style-name="P1" draw:layer="layout" draw:type="curve" svg:x1="26.75cm" svg:y1="23.5cm" svg:x2="26.5cm" svg:y2="25.5cm" draw:start-shape="id11" draw:start-glue-point="2" draw:end-shape="id12" draw:end-glue-point="0" svg:d="m26750 23500c0 1500-250 500-250 2000">
          <text:p/>
        </draw:connector>
        <draw:connector draw:style-name="gr2" draw:text-style-name="P1" draw:layer="layout" draw:type="line" svg:x1="6.747cm" svg:y1="3.572cm" svg:x2="6.75cm" svg:y2="5.5cm" draw:end-shape="id3" draw:end-glue-point="0" svg:d="m6747 3572 3 1928">
          <text:p/>
        </draw:connector>
        <draw:custom-shape draw:style-name="gr3" draw:text-style-name="P4" draw:layer="layout" svg:width="11.5cm" svg:height="3.5cm" svg:x="4cm" svg:y="0cm">
          <text:p text:style-name="P3"><text:span text:style-name="T1">A </text:span><text:span text:style-name="T2">presql_struct2sql.pl</text:span><text:span text:style-name="T3"> hívási gráfja: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4" draw:display-name="Dash 4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4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hu" fo:country="HU" style:font-family-asian="'Lucida Sans Unicode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hu" fo:country="HU" style:font-family-asian="'Lucida Sans Unicode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Heading" style:family="graphic">
      <style:paragraph-properties fo:margin-top="0.746cm" fo:margin-bottom="0.374cm" style:text-autospace="none"/>
      <style:text-properties style:use-window-font-color="true" fo:font-family="Arial" style:font-family-generic="swiss" style:font-pitch="variable" fo:font-size="14pt" fo:language="hu" fo:country="HU" style:language-asian="zxx" style:country-asian="none" style:font-family-complex="Arial" style:font-family-generic-complex="swiss" style:font-pitch-complex="variable" style:font-size-complex="14pt"/>
    </style:style>
    <style:style style:name="Lis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hu" fo:country="HU" style:font-family-asian="'Lucida Sans Unicode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Times New Roman'" style:font-family-generic="roman" style:font-pitch="variable" fo:font-size="12pt" fo:language="hu" fo:country="HU" fo:font-style="italic" style:font-family-asian="'Lucida Sans Unicode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hu" fo:country="HU" style:font-family-asian="'Lucida Sans Unicode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code_5f_char" style:display-name="code_char" style:family="graphic">
      <style:paragraph-properties style:text-autospace="none"/>
      <style:text-properties style:use-window-font-color="true" fo:font-family="'Courier New'" style:font-family-generic="modern" style:font-pitch="fixed" fo:font-size="11pt" fo:language="hu" fo:country="HU" fo:font-weight="bold" style:font-family-asian="'Lucida Sans Unicode'" style:font-family-generic-asian="swiss" style:font-pitch-asian="variable" style:language-asian="zxx" style:country-asian="none" style:font-family-complex="'Courier New'" style:font-family-generic-complex="modern" style:font-pitch-complex="fixed" style:font-size-complex="11pt" style:font-weight-complex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 B</meta:initial-creator>
    <meta:creation-date>2009-09-17T10:11:54.50</meta:creation-date>
    <dc:date>2009-09-17T10:42:49.92</dc:date>
    <dc:creator>A B</dc:creator>
    <meta:editing-duration>PT00H26M28S</meta:editing-duration>
    <meta:editing-cycles>5</meta:editing-cycles>
    <meta:generator>OpenOffice.org/3.0$Win32 OpenOffice.org_project/300m15$Build-9379</meta:generator>
    <meta:document-statistic meta:object-count="25"/>
  </office:meta>
</office:document-meta>
</file>